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font-size="10pt" fo:font-weight="bold"/>
    </style:style>
    <style:style style:name="P2" style:family="paragraph" style:parent-style-name="Table_20_Contents">
      <style:paragraph-properties fo:margin-top="0cm" fo:margin-bottom="0.499cm" fo:padding="0cm" fo:border="none"/>
      <style:text-properties fo:font-size="10pt"/>
    </style:style>
    <style:style style:name="P3" style:family="paragraph" style:parent-style-name="Table_20_Contents" style:list-style-name="L1">
      <style:paragraph-properties fo:margin-top="0cm" fo:margin-bottom="0.499cm" fo:padding="0cm" fo:border="none"/>
      <style:text-properties fo:font-size="10pt"/>
    </style:style>
    <style:style style:name="P4" style:family="paragraph" style:parent-style-name="Table_20_Contents" style:list-style-name="L1">
      <style:paragraph-properties fo:padding="0cm" fo:border="none"/>
      <style:text-properties fo:font-size="10pt"/>
    </style:style>
    <style:style style:name="P5" style:family="paragraph" style:parent-style-name="Text_20_body" style:list-style-name="L2">
      <style:paragraph-properties fo:orphans="2" fo:widows="2"/>
      <style:text-properties fo:font-variant="normal" fo:text-transform="none" fo:color="#333333" style:font-name="Verdana" fo:letter-spacing="normal" fo:font-style="normal"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Verdana" fo:letter-spacing="normal" fo:font-style="normal" fo:font-weight="normal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fo:letter-spacing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</style:style>
    <style:style style:name="P9" style:family="paragraph" style:parent-style-name="Text_20_body" style:list-style-name="L2">
      <style:paragraph-properties fo:margin-top="0cm" fo:margin-bottom="0cm" fo:orphans="2" fo:widows="2"/>
      <style:text-properties fo:font-variant="normal" fo:text-transform="none" fo:color="#333333" style:font-name="Verdana" fo:letter-spacing="normal" fo:font-style="normal" fo:font-weight="normal"/>
    </style:style>
    <style:style style:name="T1" style:family="text">
      <style:text-properties fo:font-variant="normal" fo:text-transform="none" fo:color="#333333" style:font-name="Verdana" fo:letter-spacing="normal" fo:font-style="normal" fo:font-weight="normal"/>
    </style:style>
    <style:style style:name="T2" style:family="text">
      <style:text-properties style:font-name="Verdana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bottom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Sakkóra</text:p>
      <text:p text:style-name="P6">Borkuti Péter, 2012.01.03</text:p>
      <text:p text:style-name="P6"/>
      <text:h text:style-name="Heading_20_1" text:outline-level="1">Cél és követelmények</text:h>
      <text:p text:style-name="P6">A célom két nap alatt egy sakkóra létrehozása és a PIC C-ben való programozásának megtanulása volt. A sakkóra követelményei:</text:p>
      <text:p text:style-name="P6">Perceket számoljon vissza játékosonként beállítható értéktől kezdve. Játék közben meg lehet állítani a visszaszámlálást (szünet).</text:p>
      <text:p text:style-name="P6">Három gomb vezérelje:</text:p>
      <text:list xml:id="list39186440" text:style-name="L2">
        <text:list-item>
          <text:p text:style-name="P9">Indít/megállít</text:p>
        </text:list-item>
        <text:list-item>
          <text:p text:style-name="P9">Játékosváltás/Beállításkor számjegyváltás</text:p>
        </text:list-item>
        <text:list-item>
          <text:p text:style-name="P5">Beállítás</text:p>
        </text:list-item>
      </text:list>
      <text:p text:style-name="P6">A sakkórának két állapota van, az egyik az időmérés a másik a várakozás. Várakozás módban lehet állítani a játékidőket.</text:p>
      <text:p text:style-name="P6">Kijelzőnek 1 db 2 digites 7 szegmenses LED kijelző és két darab LED elég. A kijelzőn időmérés állapotban a mért játékos percei jelennek meg. Az egy-egy LED a játékosokhoz tartozik. Időmérés módban villogva mutatja a másodperceket és hogy melyik játékos idejét méri az óra. Beállításkor folyamatosan világítva mutatja, hogy melyik játékos idejét állítjuk. A kijelzőn az utolsó percben a másodperceket mutassa a sakkóra.</text:p>
      <text:h text:style-name="Heading_20_1" text:outline-level="1"><text:span text:style-name="T1">Tervezés</text:span></text:h>
      <text:p text:style-name="P8"><text:span text:style-name="T1">A kijelző meghajtásához szóba jöhetett egy bcd 4511-es BCD-vel 7 szegmenst vezérlő IC vagy a 74HC595 shift regiszter. Az utóbbit választottam, hátha nem csak számokat akarok majd megjeleníteni a kijelzőkön. 2 db. 74HC595-öt kaszkádba kötve 3 porttal tudom vezérelni a kétszer hét szegmenst, plussz még marad 1-1 láb a különálló LED-eknek.</text:span></text:p>
      <text:p text:style-name="P6">Nyomógomboknak egy kissé drágább de erős modellt válaszottam, R13-507A (a szereplő azonosítók alapján a HE Store-ban megtalálhatóak az alkatrészek), kijelzőnek pedig a  DC04-11GWA-t.</text:p>
      <text:p text:style-name="P6">Kétféle PIC-em volt raktáron, 12F675 és 16F684. A 16F684-et választottam, mert a három gombnak szükséges három láb és a kijelzőnek is kell még három. A nagyobb memória miatt is jó volt ez a választás, az elkészült c program a pic majdnem felét elfoglalta.</text:p>
      <text:p text:style-name="P6">NyÁK-ot nem terveztem, strip board-ot szoktam használni (H25 SR). A DIY Layout Creator programmal terveztem meg a huzalozást.</text:p>
      <text:h text:style-name="Heading_20_2" text:outline-level="2"><text:soft-page-break/>A kijelző</text:h>
      <text:p text:style-name="P7"><draw:frame draw:style-name="fr1" draw:name="kép1" text:anchor-type="as-char" svg:width="15.346cm" svg:height="14.631cm" draw:z-index="0"><draw:image xlink:href="http://www.hobbielektronika.hu/kapcsolasok/files/758/chessclock-display.jpg" xlink:type="simple" xlink:show="embed" xlink:actuate="onLoad"/></draw:frame></text:p>
      <text:h text:style-name="Heading_20_3" text:outline-level="3">Alkatrészlista</text:h>
      <text:p text:style-name="P6">Minden ellenállás 560 Ωos (14 db.) Méretezésénél a tápfeszültséget és a kijelző adatlapját kell figyelembe venni, 5V-ról terveztem a használatot. </text:p>
      <text:p text:style-name="P6">Kondenzátorok 0,01uF. Ezek a kondenzátorok szerepeltek néhány a neten talált kapcsolási rajzon, nem árthat.</text:p>
      <text:p text:style-name="P6">IC1,IC2: 74HC595</text:p>
      <text:p text:style-name="P6">A LED-ek tetszőlegesek, én egy zöldet és egy sárgát használtam.</text:p>
      <text:p text:style-name="P6">Kis piros négyzetben pont jelöli azokat a helyeket, ahol a rézfóliát meg kell szakítani. Tűreszelővel szoktam kireszelni.</text:p>
      <text:h text:style-name="Heading_20_2" text:outline-level="2"><text:soft-page-break/>A PIC huzalozási terve</text:h>
      <text:p text:style-name="P7"><draw:frame draw:style-name="fr1" draw:name="kép2" text:anchor-type="as-char" svg:width="7.567cm" svg:height="6.826cm" draw:z-index="1"><draw:image xlink:href="http://www.hobbielektronika.hu/kapcsolasok/files/758/chessclock-pic-02.jpg" xlink:type="simple" xlink:show="embed" xlink:actuate="onLoad"/></draw:frame></text:p>
      <text:h text:style-name="Heading_20_3" text:outline-level="3">Alkatrészlista</text:h>
      <text:p text:style-name="P6">Minden ellenállás 10k. R5,R6 nem szükséges, csak a további bővítések (plussz nyomógombok) miatt lehet érdemes beforrasztani. A piros keretes részre érdemes tűcsatlakozókat beforrasztani és akkor itt Pickit2-vel programozni.</text:p>
      <text:p text:style-name="P6">A DATA,CLOCK és LATCH kimeneteket a kijelzőhöz kell kötni.</text:p>
      <text:p text:style-name="P6">A kapcsolókat az RC5,RC4,RC3 pontokhoz és a +5V-hoz kell kötni (piros körök a terven).</text:p>
      <text:p text:style-name="P6">Van néhány plussz kivezetés (színes körök), ezek kényelmesek lehetnek, pl. a tápfeszültséget átvinni a kijelzőhöz.</text:p>
      <text:p text:style-name="P6">Amikor két szomszédos rézcsík között van átkötés, azt forrasztással szoktam áthidalni, nem teszek oda vezetéket, csak a terven jelölöm.</text:p>
      <text:h text:style-name="Heading_20_1" text:outline-level="1">Kivitelezés</text:h>
      <text:p text:style-name="P7"><text:span text:style-name="T2">Az elkészült PIC panel:</text:span><draw:frame draw:style-name="fr2" draw:name="kép3" text:anchor-type="as-char" svg:width="5.563cm" svg:height="6.059cm" draw:z-index="5"><draw:image xlink:href="http://www.hobbielektronika.hu/kapcsolasok/files/758/pic-szerelve.jpg" xlink:type="simple" xlink:show="embed" xlink:actuate="onLoad"/></draw:frame></text:p>
      <text:p text:style-name="P6"><text:soft-page-break/>Jobb lett volna egy-egy sort kihagyni a PIC mellett bal és jobb oldalon. A felső fekete csatlakozó bal oldalát meg kellett reszelnem, hogy a programozó vége odaférjen a tűsorra.</text:p>
      <text:p text:style-name="P6">Egy sétálómagnóba építettem be a részeket:</text:p>
      <text:p text:style-name="P7"><draw:frame draw:style-name="fr1" draw:name="kép4" text:anchor-type="as-char" svg:width="7.938cm" svg:height="5.239cm" draw:z-index="2"><draw:image xlink:href="http://www.hobbielektronika.hu/kapcsolasok/files/758/sakkora-szereleskozben-1.jpg" xlink:type="simple" xlink:show="embed" xlink:actuate="onLoad"/></draw:frame><draw:frame draw:style-name="fr1" draw:name="kép5" text:anchor-type="as-char" svg:width="7.938cm" svg:height="7.594cm" draw:z-index="4"><draw:image xlink:href="http://www.hobbielektronika.hu/kapcsolasok/files/758/sakkora-szereleskozben.jpg" xlink:type="simple" xlink:show="embed" xlink:actuate="onLoad"/></draw:frame></text:p>
      <text:p text:style-name="P7"><draw:frame draw:style-name="fr1" draw:name="kép6" text:anchor-type="as-char" svg:width="7.938cm" svg:height="6.879cm" draw:z-index="3"><draw:image xlink:href="http://www.hobbielektronika.hu/kapcsolasok/files/758/sakkora-kesz.jp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éter </meta:initial-creator>
    <meta:creation-date>2012-06-03T19:02:03.19</meta:creation-date>
    <meta:document-statistic meta:table-count="0" meta:image-count="6" meta:object-count="0" meta:page-count="4" meta:paragraph-count="38" meta:word-count="465" meta:character-count="3225"/>
    <dc:date>2012-06-03T20:47:36.08</dc:date>
    <dc:creator>Péter </dc:creator>
    <meta:editing-duration>PT1H30M22S</meta:editing-duration>
    <meta:editing-cycles>1</meta:editing-cycles>
    <meta:generator>OpenOffice.org/3.3$Win32 OpenOffice.org_project/330m20$Build-9567</meta:generator>
  </office:meta>
</office:document-meta>
</file>